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.25cm" style:auto-text-indent="false"/>
      <style:text-properties style:font-name="Consolas"/>
    </style:style>
    <style:style style:name="P2" style:family="paragraph" style:parent-style-name="Text_20_body">
      <style:paragraph-properties fo:margin-left="0cm" fo:margin-right="0cm" fo:line-height="105%" fo:text-indent="0.25cm" style:auto-text-indent="false"/>
      <style:text-properties style:font-name="Consolas" fo:font-size="18pt"/>
    </style:style>
    <style:style style:name="P3" style:family="paragraph" style:parent-style-name="Standard">
      <style:text-properties officeooo:rsid="00084895" officeooo:paragraph-rsid="00084895"/>
    </style:style>
    <style:style style:name="T1" style:family="text">
      <style:text-properties officeooo:rsid="000817e3"/>
    </style:style>
    <style:style style:name="T2" style:family="text">
      <style:text-properties officeooo:rsid="000a27ca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imadæmi <text:span text:style-name="T1">4</text:span></text:p>
      <text:p text:style-name="P1">Arnar Sigurðsson</text:p>
      <text:p text:style-name="Standard"/>
      <text:p text:style-name="P3">1. a) <text:span text:style-name="T2">Natural Join T1 ⋈ T2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s" fo:country="I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s" fo:country="I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02:40:43.333000000</meta:creation-date>
    <dc:date>2021-09-18T02:50:33.474000000</dc:date>
    <meta:editing-duration>PT9M50S</meta:editing-duration>
    <meta:editing-cycles>4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3" meta:word-count="12" meta:character-count="56" meta:non-whitespace-character-count="46"/>
  </office:meta>
</office:document-meta>
</file>